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lusters1" table:style-name="ta1">
        <table:shapes>
          <draw:frame draw:z-index="0" draw:style-name="gr1" draw:text-style-name="P1" svg:width="159.99mm" svg:height="89.99mm" svg:x="152.86mm" svg:y="13.73mm">
            <loext:p draw:notify-on-update-of-ranges="clusters1.A4:clusters1.A53 clusters1.B3:clusters1.B3 clusters1.B4:clusters1.B53 clusters1.C3:clusters1.C3 clusters1.C4:clusters1.C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6.42mm" svg:y="106.98mm">
            <loext:p draw:notify-on-update-of-ranges="clusters1.E3:clusters1.E3 clusters1.E4:clusters1.E53 clusters1.F3:clusters1.F3 clusters1.F4:clusters1.F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Datapoints used: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ension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Clusters</text:p>
          </table:table-cell>
          <table:table-cell office:value-type="string" calcext:value-type="string">
            <text:p>serialTime</text:p>
          </table:table-cell>
          <table:table-cell office:value-type="string" calcext:value-type="string">
            <text:p>parallelTime</text:p>
          </table:table-cell>
          <table:table-cell/>
          <table:table-cell office:value-type="string" calcext:value-type="string">
            <text:p>numClusters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8167435" calcext:value-type="float">
            <text:p>0.0008167435</text:p>
          </table:table-cell>
          <table:table-cell office:value-type="float" office:value="0.01938748" calcext:value-type="float">
            <text:p>0.0193874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]/[.C4]" office:value-type="float" office:value="0.0421273677651763" calcext:value-type="float">
            <text:p>0.04212736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5857" calcext:value-type="float">
            <text:p>0.0145857</text:p>
          </table:table-cell>
          <table:table-cell office:value-type="float" office:value="0.02319337" calcext:value-type="float">
            <text:p>0.0231933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5]/[.C5]" office:value-type="float" office:value="0.628873682435972" calcext:value-type="float">
            <text:p>0.62887368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892107" calcext:value-type="float">
            <text:p>0.02892107</text:p>
          </table:table-cell>
          <table:table-cell office:value-type="float" office:value="0.02775904" calcext:value-type="float">
            <text:p>0.0277590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6]/[.C6]" office:value-type="float" office:value="1.04186131797065" calcext:value-type="float">
            <text:p>1.0418613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285426" calcext:value-type="float">
            <text:p>0.04285426</text:p>
          </table:table-cell>
          <table:table-cell office:value-type="float" office:value="0.02960563" calcext:value-type="float">
            <text:p>0.0296056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7]/[.C7]" office:value-type="float" office:value="1.4475037349315" calcext:value-type="float">
            <text:p>1.44750373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639043" calcext:value-type="float">
            <text:p>0.05639043</text:p>
          </table:table-cell>
          <table:table-cell office:value-type="float" office:value="0.05016504" calcext:value-type="float">
            <text:p>0.0501650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8]/[.C8]" office:value-type="float" office:value="1.12409817673822" calcext:value-type="float">
            <text:p>1.12409817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04208" calcext:value-type="float">
            <text:p>0.0704208</text:p>
          </table:table-cell>
          <table:table-cell office:value-type="float" office:value="0.08594871" calcext:value-type="float">
            <text:p>0.0859487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9]/[.C9]" office:value-type="float" office:value="0.819335159306056" calcext:value-type="float">
            <text:p>0.81933515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566677" calcext:value-type="float">
            <text:p>0.08566677</text:p>
          </table:table-cell>
          <table:table-cell office:value-type="float" office:value="0.05411577" calcext:value-type="float">
            <text:p>0.0541157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10]/[.C10]" office:value-type="float" office:value="1.58302783088922" calcext:value-type="float">
            <text:p>1.58302783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895887" calcext:value-type="float">
            <text:p>0.09895887</text:p>
          </table:table-cell>
          <table:table-cell office:value-type="float" office:value="0.0548656" calcext:value-type="float">
            <text:p>0.054865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1]/[.C11]" office:value-type="float" office:value="1.80365967017585" calcext:value-type="float">
            <text:p>1.80365967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22828" calcext:value-type="float">
            <text:p>0.1122828</text:p>
          </table:table-cell>
          <table:table-cell office:value-type="float" office:value="0.06469657" calcext:value-type="float">
            <text:p>0.06469657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2]/[.C12]" office:value-type="float" office:value="1.7355294106009" calcext:value-type="float">
            <text:p>1.73552941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55884" calcext:value-type="float">
            <text:p>0.1255884</text:p>
          </table:table-cell>
          <table:table-cell office:value-type="float" office:value="0.07231258" calcext:value-type="float">
            <text:p>0.0723125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3]/[.C13]" office:value-type="float" office:value="1.7367434545967" calcext:value-type="float">
            <text:p>1.73674345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426017" calcext:value-type="float">
            <text:p>0.1426017</text:p>
          </table:table-cell>
          <table:table-cell office:value-type="float" office:value="0.11740238" calcext:value-type="float">
            <text:p>0.1174023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4]/[.C14]" office:value-type="float" office:value="1.21464062312876" calcext:value-type="float">
            <text:p>1.21464062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34444" calcext:value-type="float">
            <text:p>0.1534444</text:p>
          </table:table-cell>
          <table:table-cell office:value-type="float" office:value="0.1003827" calcext:value-type="float">
            <text:p>0.100382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5]/[.C15]" office:value-type="float" office:value="1.52859407049223" calcext:value-type="float">
            <text:p>1.52859407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659705" calcext:value-type="float">
            <text:p>0.1659705</text:p>
          </table:table-cell>
          <table:table-cell office:value-type="float" office:value="0.10121193" calcext:value-type="float">
            <text:p>0.1012119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6]/[.C16]" office:value-type="float" office:value="1.63983139141799" calcext:value-type="float">
            <text:p>1.63983139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807819" calcext:value-type="float">
            <text:p>0.1807819</text:p>
          </table:table-cell>
          <table:table-cell office:value-type="float" office:value="0.10443148" calcext:value-type="float">
            <text:p>0.1044314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17]/[.C17]" office:value-type="float" office:value="1.73110540997791" calcext:value-type="float">
            <text:p>1.731105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935177" calcext:value-type="float">
            <text:p>0.1935177</text:p>
          </table:table-cell>
          <table:table-cell office:value-type="float" office:value="0.104052" calcext:value-type="float">
            <text:p>0.10405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18]/[.C18]" office:value-type="float" office:value="1.85981720678122" calcext:value-type="float">
            <text:p>1.85981720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084359" calcext:value-type="float">
            <text:p>0.2084359</text:p>
          </table:table-cell>
          <table:table-cell office:value-type="float" office:value="0.10186058" calcext:value-type="float">
            <text:p>0.101860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9]/[.C19]" office:value-type="float" office:value="2.04628620806989" calcext:value-type="float">
            <text:p>2.04628620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224563" calcext:value-type="float">
            <text:p>0.2224563</text:p>
          </table:table-cell>
          <table:table-cell office:value-type="float" office:value="0.1115629" calcext:value-type="float">
            <text:p>0.111562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0]/[.C20]" office:value-type="float" office:value="1.99399890106837" calcext:value-type="float">
            <text:p>1.99399890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355057" calcext:value-type="float">
            <text:p>0.2355057</text:p>
          </table:table-cell>
          <table:table-cell office:value-type="float" office:value="0.1175357" calcext:value-type="float">
            <text:p>0.117535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B21]/[.C21]" office:value-type="float" office:value="2.00369504754726" calcext:value-type="float">
            <text:p>2.00369504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491322" calcext:value-type="float">
            <text:p>0.2491322</text:p>
          </table:table-cell>
          <table:table-cell office:value-type="float" office:value="0.1214071" calcext:value-type="float">
            <text:p>0.121407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B22]/[.C22]" office:value-type="float" office:value="2.05203979009465" calcext:value-type="float">
            <text:p>2.05203979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47469" calcext:value-type="float">
            <text:p>0.2647469</text:p>
          </table:table-cell>
          <table:table-cell office:value-type="float" office:value="0.1478663" calcext:value-type="float">
            <text:p>0.147866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23]/[.C23]" office:value-type="float" office:value="1.79044785728729" calcext:value-type="float">
            <text:p>1.79044785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775523" calcext:value-type="float">
            <text:p>0.2775523</text:p>
          </table:table-cell>
          <table:table-cell office:value-type="float" office:value="0.1358586" calcext:value-type="float">
            <text:p>0.135858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B24]/[.C24]" office:value-type="float" office:value="2.04294980222084" calcext:value-type="float">
            <text:p>2.04294980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908204" calcext:value-type="float">
            <text:p>0.2908204</text:p>
          </table:table-cell>
          <table:table-cell office:value-type="float" office:value="0.1414911" calcext:value-type="float">
            <text:p>0.141491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B25]/[.C25]" office:value-type="float" office:value="2.05539712391804" calcext:value-type="float">
            <text:p>2.05539712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042639" calcext:value-type="float">
            <text:p>0.3042639</text:p>
          </table:table-cell>
          <table:table-cell office:value-type="float" office:value="0.1467845" calcext:value-type="float">
            <text:p>0.146784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B26]/[.C26]" office:value-type="float" office:value="2.07286123534842" calcext:value-type="float">
            <text:p>2.07286123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8142" calcext:value-type="float">
            <text:p>0.318142</text:p>
          </table:table-cell>
          <table:table-cell office:value-type="float" office:value="0.157536" calcext:value-type="float">
            <text:p>0.15753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B27]/[.C27]" office:value-type="float" office:value="2.01948760918139" calcext:value-type="float">
            <text:p>2.01948760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317892" calcext:value-type="float">
            <text:p>0.3317892</text:p>
          </table:table-cell>
          <table:table-cell office:value-type="float" office:value="0.1628004" calcext:value-type="float">
            <text:p>0.162800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B28]/[.C28]" office:value-type="float" office:value="2.03801219161624" calcext:value-type="float">
            <text:p>2.03801219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464377" calcext:value-type="float">
            <text:p>0.3464377</text:p>
          </table:table-cell>
          <table:table-cell office:value-type="float" office:value="0.1652074" calcext:value-type="float">
            <text:p>0.165207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B29]/[.C29]" office:value-type="float" office:value="2.09698657566186" calcext:value-type="float">
            <text:p>2.09698657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598886" calcext:value-type="float">
            <text:p>0.3598886</text:p>
          </table:table-cell>
          <table:table-cell office:value-type="float" office:value="0.1751868" calcext:value-type="float">
            <text:p>0.175186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B30]/[.C30]" office:value-type="float" office:value="2.05431345284005" calcext:value-type="float">
            <text:p>2.05431345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73409" calcext:value-type="float">
            <text:p>0.373409</text:p>
          </table:table-cell>
          <table:table-cell office:value-type="float" office:value="0.1718628" calcext:value-type="float">
            <text:p>0.171862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B31]/[.C31]" office:value-type="float" office:value="2.17271567785466" calcext:value-type="float">
            <text:p>2.17271567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869583" calcext:value-type="float">
            <text:p>0.3869583</text:p>
          </table:table-cell>
          <table:table-cell office:value-type="float" office:value="0.1798539" calcext:value-type="float">
            <text:p>0.179853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B32]/[.C32]" office:value-type="float" office:value="2.15151464605438" calcext:value-type="float">
            <text:p>2.15151464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002077" calcext:value-type="float">
            <text:p>0.4002077</text:p>
          </table:table-cell>
          <table:table-cell office:value-type="float" office:value="0.194669" calcext:value-type="float">
            <text:p>0.19466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33]/[.C33]" office:value-type="float" office:value="2.05583683072292" calcext:value-type="float">
            <text:p>2.05583683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141838" calcext:value-type="float">
            <text:p>0.4141838</text:p>
          </table:table-cell>
          <table:table-cell office:value-type="float" office:value="0.1934393" calcext:value-type="float">
            <text:p>0.1934393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B34]/[.C34]" office:value-type="float" office:value="2.14115642478028" calcext:value-type="float">
            <text:p>2.14115642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300997" calcext:value-type="float">
            <text:p>0.4300997</text:p>
          </table:table-cell>
          <table:table-cell office:value-type="float" office:value="0.1922534" calcext:value-type="float">
            <text:p>0.192253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B35]/[.C35]" office:value-type="float" office:value="2.23715003219709" calcext:value-type="float">
            <text:p>2.23715003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410211" calcext:value-type="float">
            <text:p>0.4410211</text:p>
          </table:table-cell>
          <table:table-cell office:value-type="float" office:value="0.2147163" calcext:value-type="float">
            <text:p>0.214716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B36]/[.C36]" office:value-type="float" office:value="2.05397121690342" calcext:value-type="float">
            <text:p>2.05397121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571049" calcext:value-type="float">
            <text:p>0.4571049</text:p>
          </table:table-cell>
          <table:table-cell office:value-type="float" office:value="0.2142476" calcext:value-type="float">
            <text:p>0.214247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7]/[.C37]" office:value-type="float" office:value="2.13353568488048" calcext:value-type="float">
            <text:p>2.13353568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749979" calcext:value-type="float">
            <text:p>0.4749979</text:p>
          </table:table-cell>
          <table:table-cell office:value-type="float" office:value="0.2401476" calcext:value-type="float">
            <text:p>0.240147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B38]/[.C38]" office:value-type="float" office:value="1.97794148265483" calcext:value-type="float">
            <text:p>1.97794148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872806" calcext:value-type="float">
            <text:p>0.4872806</text:p>
          </table:table-cell>
          <table:table-cell office:value-type="float" office:value="0.2148068" calcext:value-type="float">
            <text:p>0.214806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B39]/[.C39]" office:value-type="float" office:value="2.26845984391556" calcext:value-type="float">
            <text:p>2.26845984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985897" calcext:value-type="float">
            <text:p>0.4985897</text:p>
          </table:table-cell>
          <table:table-cell office:value-type="float" office:value="0.2340953" calcext:value-type="float">
            <text:p>0.2340953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B40]/[.C40]" office:value-type="float" office:value="2.12985779723044" calcext:value-type="float">
            <text:p>2.12985779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11171" calcext:value-type="float">
            <text:p>0.511171</text:p>
          </table:table-cell>
          <table:table-cell office:value-type="float" office:value="0.2388633" calcext:value-type="float">
            <text:p>0.238863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B41]/[.C41]" office:value-type="float" office:value="2.14001481181914" calcext:value-type="float">
            <text:p>2.14001481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262881" calcext:value-type="float">
            <text:p>0.5262881</text:p>
          </table:table-cell>
          <table:table-cell office:value-type="float" office:value="0.2401318" calcext:value-type="float">
            <text:p>0.2401318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2]/[.C42]" office:value-type="float" office:value="2.19166349479744" calcext:value-type="float">
            <text:p>2.19166349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374253" calcext:value-type="float">
            <text:p>0.5374253</text:p>
          </table:table-cell>
          <table:table-cell office:value-type="float" office:value="0.2400041" calcext:value-type="float">
            <text:p>0.240004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43]/[.C43]" office:value-type="float" office:value="2.23923382975541" calcext:value-type="float">
            <text:p>2.23923382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51666" calcext:value-type="float">
            <text:p>0.551666</text:p>
          </table:table-cell>
          <table:table-cell office:value-type="float" office:value="0.2525645" calcext:value-type="float">
            <text:p>0.2525645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B44]/[.C44]" office:value-type="float" office:value="2.18425788263988" calcext:value-type="float">
            <text:p>2.18425788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655342" calcext:value-type="float">
            <text:p>0.5655342</text:p>
          </table:table-cell>
          <table:table-cell office:value-type="float" office:value="0.254691" calcext:value-type="float">
            <text:p>0.2546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B45]/[.C45]" office:value-type="float" office:value="2.2204718659081" calcext:value-type="float">
            <text:p>2.22047186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798114" calcext:value-type="float">
            <text:p>0.5798114</text:p>
          </table:table-cell>
          <table:table-cell office:value-type="float" office:value="0.2581171" calcext:value-type="float">
            <text:p>0.258117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B46]/[.C46]" office:value-type="float" office:value="2.24631146096094" calcext:value-type="float">
            <text:p>2.2463114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949102" calcext:value-type="float">
            <text:p>0.5949102</text:p>
          </table:table-cell>
          <table:table-cell office:value-type="float" office:value="0.2610255" calcext:value-type="float">
            <text:p>0.261025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B47]/[.C47]" office:value-type="float" office:value="2.279126751984" calcext:value-type="float">
            <text:p>2.2791267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072168" calcext:value-type="float">
            <text:p>0.6072168</text:p>
          </table:table-cell>
          <table:table-cell office:value-type="float" office:value="0.2721136" calcext:value-type="float">
            <text:p>0.2721136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B48]/[.C48]" office:value-type="float" office:value="2.23148273368181" calcext:value-type="float">
            <text:p>2.23148273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29317" calcext:value-type="float">
            <text:p>0.629317</text:p>
          </table:table-cell>
          <table:table-cell office:value-type="float" office:value="0.3081433" calcext:value-type="float">
            <text:p>0.3081433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B49]/[.C49]" office:value-type="float" office:value="2.042286819152" calcext:value-type="float">
            <text:p>2.04228681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38897" calcext:value-type="float">
            <text:p>0.638897</text:p>
          </table:table-cell>
          <table:table-cell office:value-type="float" office:value="0.2850742" calcext:value-type="float">
            <text:p>0.285074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B50]/[.C50]" office:value-type="float" office:value="2.24116037158045" calcext:value-type="float">
            <text:p>2.24116037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504766" calcext:value-type="float">
            <text:p>0.6504766</text:p>
          </table:table-cell>
          <table:table-cell office:value-type="float" office:value="0.2886158" calcext:value-type="float">
            <text:p>0.288615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B51]/[.C51]" office:value-type="float" office:value="2.25378028507102" calcext:value-type="float">
            <text:p>2.25378028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63172" calcext:value-type="float">
            <text:p>0.663172</text:p>
          </table:table-cell>
          <table:table-cell office:value-type="float" office:value="0.298259" calcext:value-type="float">
            <text:p>0.29825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B52]/[.C52]" office:value-type="float" office:value="2.22347691100688" calcext:value-type="float">
            <text:p>2.2234769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756975" calcext:value-type="float">
            <text:p>0.6756975</text:p>
          </table:table-cell>
          <table:table-cell office:value-type="float" office:value="0.3039032" calcext:value-type="float">
            <text:p>0.303903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53]/[.C53]" office:value-type="float" office:value="2.22339712118859" calcext:value-type="float">
            <text:p>2.2233971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00/00/00</text:date>, <text:time style:data-style-name="N2" text:time-value="10:49:50.551070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10:52:28.171353708</dc:date>
    <meta:editing-duration>PT5M41S</meta:editing-duration>
    <meta:editing-cycles>2</meta:editing-cycles>
    <meta:generator>LibreOffice/5.1.4.2$Linux_X86_64 LibreOffice_project/10m0$Build-2</meta:generator>
    <meta:document-statistic meta:table-count="1" meta:cell-count="2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34cm" svg:y="0.316cm" chart:style-name="ch2">
          <text:p>Number of clusters vs Runtime</text:p>
        </chart:title>
        <chart:subtitle svg:x="5.337cm" svg:y="1.275cm" chart:style-name="ch3">
          <text:p>100 Datapoints, 2 Dimensions</text:p>
        </chart:subtitle>
        <chart:legend chart:legend-position="end" svg:x="12.83cm" svg:y="3.952cm" style:legend-expansion="high" chart:style-name="ch4"/>
        <chart:plot-area chart:style-name="ch5" table:cell-range-address="clusters1.A4:clusters1.C53 clusters1.B3:clusters1.C3" chart:data-source-has-labels="both" svg:x="1.331cm" svg:y="2.138cm" svg:width="11.179cm" svg:height="5.701cm">
          <chartooo:coordinate-region svg:x="2.058cm" svg:y="2.337cm" svg:width="10.452cm" svg:height="4.71cm"/>
          <chart:axis chart:dimension="x" chart:name="primary-x" chart:style-name="ch6" chartooo:axis-type="auto">
            <chartooo:date-scale/>
            <chart:title svg:x="5.513cm" svg:y="8.019cm" chart:style-name="ch7">
              <text:p>Number of clusters</text:p>
            </chart:title>
            <chart:categories table:cell-range-address="clusters1.A4:clusters1.A53"/>
          </chart:axis>
          <chart:axis chart:dimension="y" chart:name="primary-y" chart:style-name="ch6">
            <chart:title svg:x="0.451cm" svg:y="5.879cm" chart:style-name="ch8">
              <text:p>Runtime (s)</text:p>
            </chart:title>
            <chart:grid chart:style-name="ch9" chart:class="major"/>
          </chart:axis>
          <chart:series chart:style-name="ch10" chart:values-cell-range-address="clusters1.B4:clusters1.B53" chart:label-cell-address="clusters1.B3:clusters1.B3" chart:class="chart:line">
            <chart:data-point chart:repeated="50"/>
          </chart:series>
          <chart:series chart:style-name="ch11" chart:values-cell-range-address="clusters1.C4:clusters1.C53" chart:label-cell-address="clusters1.C3:clusters1.C3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Time</text:p>
                <draw:g>
                  <svg:desc>clusters1.B3:clusters1.B3</svg:desc>
                </draw:g>
              </table:table-cell>
              <table:table-cell office:value-type="string">
                <text:p>parallelTime</text:p>
                <draw:g>
                  <svg:desc>clusters1.C3:clusters1.C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lusters1.A4:clusters1.A53</svg:desc>
                </draw:g>
              </table:table-cell>
              <table:table-cell office:value-type="float" office:value="0.0008167435">
                <text:p>0.0008167435</text:p>
                <draw:g>
                  <svg:desc>clusters1.B4:clusters1.B53</svg:desc>
                </draw:g>
              </table:table-cell>
              <table:table-cell office:value-type="float" office:value="0.01938748">
                <text:p>0.01938748</text:p>
                <draw:g>
                  <svg:desc>clusters1.C4:clusters1.C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45857">
                <text:p>0.0145857</text:p>
              </table:table-cell>
              <table:table-cell office:value-type="float" office:value="0.02319337">
                <text:p>0.023193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892107">
                <text:p>0.02892107</text:p>
              </table:table-cell>
              <table:table-cell office:value-type="float" office:value="0.02775904">
                <text:p>0.027759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285426">
                <text:p>0.04285426</text:p>
              </table:table-cell>
              <table:table-cell office:value-type="float" office:value="0.02960563">
                <text:p>0.029605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639043">
                <text:p>0.05639043</text:p>
              </table:table-cell>
              <table:table-cell office:value-type="float" office:value="0.05016504">
                <text:p>0.050165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704208">
                <text:p>0.0704208</text:p>
              </table:table-cell>
              <table:table-cell office:value-type="float" office:value="0.08594871">
                <text:p>0.0859487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8566677">
                <text:p>0.08566677</text:p>
              </table:table-cell>
              <table:table-cell office:value-type="float" office:value="0.05411577">
                <text:p>0.054115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9895887">
                <text:p>0.09895887</text:p>
              </table:table-cell>
              <table:table-cell office:value-type="float" office:value="0.0548656">
                <text:p>0.05486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122828">
                <text:p>0.1122828</text:p>
              </table:table-cell>
              <table:table-cell office:value-type="float" office:value="0.06469657">
                <text:p>0.064696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55884">
                <text:p>0.1255884</text:p>
              </table:table-cell>
              <table:table-cell office:value-type="float" office:value="0.07231258">
                <text:p>0.072312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426017">
                <text:p>0.1426017</text:p>
              </table:table-cell>
              <table:table-cell office:value-type="float" office:value="0.11740238">
                <text:p>0.117402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534444">
                <text:p>0.1534444</text:p>
              </table:table-cell>
              <table:table-cell office:value-type="float" office:value="0.1003827">
                <text:p>0.100382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659705">
                <text:p>0.1659705</text:p>
              </table:table-cell>
              <table:table-cell office:value-type="float" office:value="0.10121193">
                <text:p>0.101211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807819">
                <text:p>0.1807819</text:p>
              </table:table-cell>
              <table:table-cell office:value-type="float" office:value="0.10443148">
                <text:p>0.104431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935177">
                <text:p>0.1935177</text:p>
              </table:table-cell>
              <table:table-cell office:value-type="float" office:value="0.104052">
                <text:p>0.1040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084359">
                <text:p>0.2084359</text:p>
              </table:table-cell>
              <table:table-cell office:value-type="float" office:value="0.10186058">
                <text:p>0.101860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224563">
                <text:p>0.2224563</text:p>
              </table:table-cell>
              <table:table-cell office:value-type="float" office:value="0.1115629">
                <text:p>0.11156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355057">
                <text:p>0.2355057</text:p>
              </table:table-cell>
              <table:table-cell office:value-type="float" office:value="0.1175357">
                <text:p>0.11753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491322">
                <text:p>0.2491322</text:p>
              </table:table-cell>
              <table:table-cell office:value-type="float" office:value="0.1214071">
                <text:p>0.12140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647469">
                <text:p>0.2647469</text:p>
              </table:table-cell>
              <table:table-cell office:value-type="float" office:value="0.1478663">
                <text:p>0.147866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775523">
                <text:p>0.2775523</text:p>
              </table:table-cell>
              <table:table-cell office:value-type="float" office:value="0.1358586">
                <text:p>0.135858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908204">
                <text:p>0.2908204</text:p>
              </table:table-cell>
              <table:table-cell office:value-type="float" office:value="0.1414911">
                <text:p>0.141491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042639">
                <text:p>0.3042639</text:p>
              </table:table-cell>
              <table:table-cell office:value-type="float" office:value="0.1467845">
                <text:p>0.146784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18142">
                <text:p>0.318142</text:p>
              </table:table-cell>
              <table:table-cell office:value-type="float" office:value="0.157536">
                <text:p>0.1575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317892">
                <text:p>0.3317892</text:p>
              </table:table-cell>
              <table:table-cell office:value-type="float" office:value="0.1628004">
                <text:p>0.162800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464377">
                <text:p>0.3464377</text:p>
              </table:table-cell>
              <table:table-cell office:value-type="float" office:value="0.1652074">
                <text:p>0.165207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598886">
                <text:p>0.3598886</text:p>
              </table:table-cell>
              <table:table-cell office:value-type="float" office:value="0.1751868">
                <text:p>0.175186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73409">
                <text:p>0.373409</text:p>
              </table:table-cell>
              <table:table-cell office:value-type="float" office:value="0.1718628">
                <text:p>0.171862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869583">
                <text:p>0.3869583</text:p>
              </table:table-cell>
              <table:table-cell office:value-type="float" office:value="0.1798539">
                <text:p>0.17985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002077">
                <text:p>0.4002077</text:p>
              </table:table-cell>
              <table:table-cell office:value-type="float" office:value="0.194669">
                <text:p>0.19466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141838">
                <text:p>0.4141838</text:p>
              </table:table-cell>
              <table:table-cell office:value-type="float" office:value="0.1934393">
                <text:p>0.193439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300997">
                <text:p>0.4300997</text:p>
              </table:table-cell>
              <table:table-cell office:value-type="float" office:value="0.1922534">
                <text:p>0.192253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410211">
                <text:p>0.4410211</text:p>
              </table:table-cell>
              <table:table-cell office:value-type="float" office:value="0.2147163">
                <text:p>0.214716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571049">
                <text:p>0.4571049</text:p>
              </table:table-cell>
              <table:table-cell office:value-type="float" office:value="0.2142476">
                <text:p>0.214247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749979">
                <text:p>0.4749979</text:p>
              </table:table-cell>
              <table:table-cell office:value-type="float" office:value="0.2401476">
                <text:p>0.240147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872806">
                <text:p>0.4872806</text:p>
              </table:table-cell>
              <table:table-cell office:value-type="float" office:value="0.2148068">
                <text:p>0.214806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985897">
                <text:p>0.4985897</text:p>
              </table:table-cell>
              <table:table-cell office:value-type="float" office:value="0.2340953">
                <text:p>0.234095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511171">
                <text:p>0.511171</text:p>
              </table:table-cell>
              <table:table-cell office:value-type="float" office:value="0.2388633">
                <text:p>0.238863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262881">
                <text:p>0.5262881</text:p>
              </table:table-cell>
              <table:table-cell office:value-type="float" office:value="0.2401318">
                <text:p>0.24013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374253">
                <text:p>0.5374253</text:p>
              </table:table-cell>
              <table:table-cell office:value-type="float" office:value="0.2400041">
                <text:p>0.240004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551666">
                <text:p>0.551666</text:p>
              </table:table-cell>
              <table:table-cell office:value-type="float" office:value="0.2525645">
                <text:p>0.252564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655342">
                <text:p>0.5655342</text:p>
              </table:table-cell>
              <table:table-cell office:value-type="float" office:value="0.254691">
                <text:p>0.25469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798114">
                <text:p>0.5798114</text:p>
              </table:table-cell>
              <table:table-cell office:value-type="float" office:value="0.2581171">
                <text:p>0.258117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949102">
                <text:p>0.5949102</text:p>
              </table:table-cell>
              <table:table-cell office:value-type="float" office:value="0.2610255">
                <text:p>0.261025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072168">
                <text:p>0.6072168</text:p>
              </table:table-cell>
              <table:table-cell office:value-type="float" office:value="0.2721136">
                <text:p>0.272113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29317">
                <text:p>0.629317</text:p>
              </table:table-cell>
              <table:table-cell office:value-type="float" office:value="0.3081433">
                <text:p>0.308143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38897">
                <text:p>0.638897</text:p>
              </table:table-cell>
              <table:table-cell office:value-type="float" office:value="0.2850742">
                <text:p>0.285074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504766">
                <text:p>0.6504766</text:p>
              </table:table-cell>
              <table:table-cell office:value-type="float" office:value="0.2886158">
                <text:p>0.288615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63172">
                <text:p>0.663172</text:p>
              </table:table-cell>
              <table:table-cell office:value-type="float" office:value="0.298259">
                <text:p>0.2982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756975">
                <text:p>0.6756975</text:p>
              </table:table-cell>
              <table:table-cell office:value-type="float" office:value="0.3039032">
                <text:p>0.3039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Number of clusters vs Speedup</text:p>
        </chart:title>
        <chart:subtitle svg:x="5.337cm" svg:y="1.275cm" chart:style-name="ch3">
          <text:p>100 Datapoints, 2 Dimensions</text:p>
        </chart:subtitle>
        <chart:legend chart:legend-position="end" svg:x="13.307cm" svg:y="4.201cm" style:legend-expansion="high" chart:style-name="ch4"/>
        <chart:plot-area chart:style-name="ch5" table:cell-range-address="clusters1.E3:clusters1.F53" chart:data-source-has-labels="both" svg:x="1.331cm" svg:y="2.138cm" svg:width="11.656cm" svg:height="5.701cm">
          <chartooo:coordinate-region svg:x="2.058cm" svg:y="2.337cm" svg:width="10.929cm" svg:height="4.71cm"/>
          <chart:axis chart:dimension="x" chart:name="primary-x" chart:style-name="ch6" chartooo:axis-type="auto">
            <chartooo:date-scale/>
            <chart:title svg:x="5.752cm" svg:y="8.019cm" chart:style-name="ch7">
              <text:p>Number of clusters</text:p>
            </chart:title>
            <chart:categories table:cell-range-address="clusters1.E4:clusters1.E53"/>
          </chart:axis>
          <chart:axis chart:dimension="y" chart:name="primary-y" chart:style-name="ch6">
            <chart:title svg:x="0.451cm" svg:y="5.707cm" chart:style-name="ch8">
              <text:p>Speedup</text:p>
            </chart:title>
            <chart:grid chart:style-name="ch9" chart:class="major"/>
          </chart:axis>
          <chart:series chart:style-name="ch10" chart:values-cell-range-address="clusters1.F4:clusters1.F53" chart:label-cell-address="clusters1.F3:clusters1.F3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clusters1.F3:clusters1.F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lusters1.E4:clusters1.E53</svg:desc>
                </draw:g>
              </table:table-cell>
              <table:table-cell office:value-type="float" office:value="0.0421273677651763">
                <text:p>0.0421273677651763</text:p>
                <draw:g>
                  <svg:desc>clusters1.F4:clusters1.F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28873682435972">
                <text:p>0.6288736824359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4186131797065">
                <text:p>1.041861317970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4475037349315">
                <text:p>1.44750373493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2409817673822">
                <text:p>1.124098176738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19335159306056">
                <text:p>0.8193351593060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58302783088922">
                <text:p>1.583027830889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80365967017585">
                <text:p>1.803659670175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7355294106009">
                <text:p>1.73552941060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367434545967">
                <text:p>1.73674345459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21464062312876">
                <text:p>1.214640623128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52859407049223">
                <text:p>1.5285940704922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63983139141799">
                <text:p>1.6398313914179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73110540997791">
                <text:p>1.731105409977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85981720678122">
                <text:p>1.859817206781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04628620806989">
                <text:p>2.046286208069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99399890106837">
                <text:p>1.993998901068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00369504754726">
                <text:p>2.0036950475472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05203979009465">
                <text:p>2.052039790094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9044785728729">
                <text:p>1.7904478572872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04294980222084">
                <text:p>2.042949802220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05539712391804">
                <text:p>2.055397123918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07286123534842">
                <text:p>2.0728612353484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01948760918139">
                <text:p>2.0194876091813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03801219161624">
                <text:p>2.0380121916162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09698657566186">
                <text:p>2.0969865756618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05431345284005">
                <text:p>2.0543134528400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17271567785466">
                <text:p>2.172715677854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.15151464605438">
                <text:p>2.151514646054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05583683072292">
                <text:p>2.0558368307229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.14115642478028">
                <text:p>2.1411564247802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23715003219709">
                <text:p>2.2371500321970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.05397121690342">
                <text:p>2.0539712169034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.13353568488048">
                <text:p>2.1335356848804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97794148265483">
                <text:p>1.9779414826548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.26845984391556">
                <text:p>2.2684598439155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.12985779723044">
                <text:p>2.129857797230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.14001481181914">
                <text:p>2.1400148118191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19166349479744">
                <text:p>2.191663494797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23923382975541">
                <text:p>2.2392338297554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.18425788263988">
                <text:p>2.1842578826398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.2204718659081">
                <text:p>2.220471865908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.24631146096094">
                <text:p>2.2463114609609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.279126751984">
                <text:p>2.27912675198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.23148273368181">
                <text:p>2.2314827336818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.042286819152">
                <text:p>2.04228681915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.24116037158045">
                <text:p>2.2411603715804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.25378028507102">
                <text:p>2.2537802850710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.22347691100688">
                <text:p>2.223476911006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22339712118859">
                <text:p>2.223397121188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